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width="0.102cm" svg:stroke-color="#0f87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c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1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0ffd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102cm" draw:marker-start-width="0.352cm" draw:marker-end="Arrow_20_concave" draw:marker-end-width="0.457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6.506cm" svg:height="4.893cm" svg:x="0.597cm" svg:y="4.989cm">
          <text:p/>
        </draw:rect>
        <draw:circle draw:style-name="gr2" draw:text-style-name="P2" draw:layer="layout" svg:width="1.353cm" svg:height="1.353cm" svg:x="27.839cm" svg:y="2.313cm">
          <text:p text:style-name="P1"><text:span text:style-name="T1">+</text:span></text:p>
        </draw:circle>
        <draw:rect draw:style-name="gr3" draw:text-style-name="P3" draw:layer="layout" svg:width="2.596cm" svg:height="1.567cm" svg:x="27.339cm" svg:y="7.47cm">
          <text:p text:style-name="P1"><text:span text:style-name="T2">Rules</text:span></text:p>
        </draw:rect>
        <draw:line draw:style-name="gr4" draw:text-style-name="P1" draw:layer="layout" svg:x1="7.427cm" svg:y1="8.297cm" svg:x2="9.172cm" svg:y2="8.297cm">
          <text:p/>
        </draw:line>
        <draw:rect draw:style-name="gr5" draw:text-style-name="P4" draw:layer="layout" svg:width="4.226cm" svg:height="2.277cm" svg:x="9.272cm" svg:y="7.132cm">
          <text:p text:style-name="P1"><text:span text:style-name="T3">Translator</text:span></text:p>
          <text:p text:style-name="P1"><text:span text:style-name="T3">(Sec. 4)</text:span></text:p>
        </draw:rect>
        <draw:rect draw:style-name="gr6" draw:text-style-name="P5" draw:layer="layout" svg:width="5.553cm" svg:height="2.054cm" svg:x="20.177cm" svg:y="1.633cm">
          <text:p text:style-name="P1"><text:span text:style-name="T4">Configuration </text:span></text:p>
          <text:p text:style-name="P1"><text:span text:style-name="T4">files to verify</text:span></text:p>
        </draw:rect>
        <draw:g>
          <draw:custom-shape draw:style-name="gr7" draw:text-style-name="P1" draw:layer="layout" svg:width="5.32cm" svg:height="2.058cm" draw:transform="rotate (3.1415926535892) translate (6.575cm 8.683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5.411cm" svg:height="2.057cm" draw:transform="rotate (3.1415926535892) translate (6.855cm 9.063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5.537cm" svg:height="2.058cm" draw:transform="rotate (3.1415926535892) translate (7.298cm 9.377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" draw:layer="layout" svg:width="5.732cm" svg:height="1.673cm" svg:x="1.761cm" svg:y="7.684cm">
            <draw:text-box>
              <text:p text:style-name="P1">A training set of configuration files</text:p>
            </draw:text-box>
          </draw:frame>
        </draw:g>
        <draw:line draw:style-name="gr4" draw:text-style-name="P1" draw:layer="layout" svg:x1="13.595cm" svg:y1="8.257cm" svg:x2="15.247cm" svg:y2="8.257cm">
          <text:p/>
        </draw:line>
        <draw:g>
          <draw:custom-shape draw:style-name="gr9" draw:text-style-name="P1" draw:layer="layout" svg:width="4.386cm" svg:height="2.324cm" draw:transform="rotate (3.1415926535892) translate (19.751cm 8.77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" draw:text-style-name="P1" draw:layer="layout" svg:width="4.386cm" svg:height="2.324cm" draw:transform="rotate (3.1415926535892) translate (19.98cm 9.20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" draw:text-style-name="P1" draw:layer="layout" svg:width="4.386cm" svg:height="2.324cm" draw:transform="rotate (3.1415926535892) translate (20.252cm 9.555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0" draw:text-style-name="P1" draw:layer="layout" svg:width="5.083cm" svg:height="1.673cm" svg:x="15.494cm" svg:y="7.737cm">
            <draw:text-box>
              <text:p text:style-name="P1">Intermediate representation</text:p>
            </draw:text-box>
          </draw:frame>
        </draw:g>
        <draw:line draw:style-name="gr4" draw:text-style-name="P1" draw:layer="layout" svg:x1="20.47cm" svg:y1="8.257cm" svg:x2="21.873cm" svg:y2="8.257cm">
          <text:p/>
        </draw:line>
        <draw:rect draw:style-name="gr5" draw:text-style-name="P4" draw:layer="layout" svg:width="3.416cm" svg:height="2.277cm" svg:x="21.99cm" svg:y="7.133cm">
          <text:p text:style-name="P1"><text:span text:style-name="T3">Learner</text:span></text:p>
          <text:p text:style-name="P1"><text:span text:style-name="T3">(Sec. 5)</text:span></text:p>
        </draw:rect>
        <draw:line draw:style-name="gr4" draw:text-style-name="P1" draw:layer="layout" svg:x1="33.923cm" svg:y1="7.078cm" svg:x2="33.923cm" svg:y2="3.968cm">
          <text:p/>
        </draw:line>
        <draw:rect draw:style-name="gr5" draw:text-style-name="P4" draw:layer="layout" svg:width="5.317cm" svg:height="2.09cm" svg:x="31.46cm" svg:y="7.278cm">
          <text:p text:style-name="P1"><text:span text:style-name="T3">Post Analysis</text:span></text:p>
          <text:p text:style-name="P1"><text:span text:style-name="T3">(Sec. 6)</text:span></text:p>
        </draw:rect>
        <draw:rect draw:style-name="gr3" draw:text-style-name="P4" draw:layer="layout" svg:width="5.351cm" svg:height="1.567cm" svg:x="31.288cm" svg:y="2.24cm">
          <text:p text:style-name="P1"><text:span text:style-name="T3">Refined Rules</text:span></text:p>
        </draw:rect>
        <draw:line draw:style-name="gr4" draw:text-style-name="P1" draw:layer="layout" svg:x1="31.072cm" svg:y1="3.033cm" svg:x2="29.42cm" svg:y2="3.033cm">
          <text:p/>
        </draw:line>
        <draw:line draw:style-name="gr4" draw:text-style-name="P1" draw:layer="layout" svg:x1="25.874cm" svg:y1="3.033cm" svg:x2="27.74cm" svg:y2="3.033cm">
          <text:p/>
        </draw:line>
        <draw:frame draw:style-name="gr10" draw:text-style-name="P6" draw:layer="layout" svg:width="4.026cm" svg:height="1.432cm" svg:x="22.395cm" svg:y="0.03cm">
          <draw:text-box>
            <text:p><text:span text:style-name="T1">User</text:span></text:p>
          </draw:text-box>
        </draw:frame>
        <draw:path draw:style-name="gr11" draw:text-style-name="P1" draw:layer="layout" svg:width="3.37cm" svg:height="1.335cm" svg:x="25.128cm" svg:y="0.8cm" svg:viewBox="0 0 3371 1336" svg:d="m3356 1336c274-1598-3356-1317-3356-1317">
          <text:p/>
        </draw:path>
        <draw:line draw:style-name="gr4" draw:text-style-name="P1" draw:layer="layout" svg:x1="25.545cm" svg:y1="8.257cm" svg:x2="27.197cm" svg:y2="8.257cm">
          <text:p/>
        </draw:line>
        <draw:line draw:style-name="gr4" draw:text-style-name="P1" draw:layer="layout" svg:x1="30.045cm" svg:y1="8.257cm" svg:x2="31.448cm" svg:y2="8.257cm">
          <text:p/>
        </draw:line>
        <draw:frame draw:style-name="gr10" draw:text-style-name="P7" draw:layer="layout" svg:width="23.826cm" svg:height="1.352cm" svg:x="8.214cm" svg:y="4.989cm">
          <draw:text-box>
            <text:p text:style-name="P7"><text:span text:style-name="T5">Offline modules for inferring specification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0.3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534cm" svg:x="1cm" svg:y="4.653cm"/>
      <draw:page-thumbnail draw:layer="backgroundobjects" svg:width="9.294cm" svg:height="2.534cm" svg:x="1cm" svg:y="12.701cm"/>
      <draw:page-thumbnail draw:layer="backgroundobjects" svg:width="9.294cm" svg:height="2.534cm" svg:x="1cm" svg:y="20.749cm"/>
      <draw:page-thumbnail draw:layer="backgroundobjects" svg:width="9.294cm" svg:height="2.534cm" svg:x="11.295cm" svg:y="4.653cm"/>
      <draw:page-thumbnail draw:layer="backgroundobjects" svg:width="9.294cm" svg:height="2.534cm" svg:x="11.295cm" svg:y="12.701cm"/>
      <draw:page-thumbnail draw:layer="backgroundobjects" svg:width="9.294cm" svg:height="2.534cm" svg:x="11.295cm" svg:y="20.74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32M33S</meta:editing-duration>
    <meta:editing-cycles>22</meta:editing-cycles>
    <dc:date>2017-01-23T22:43:07</dc:date>
    <dc:creator>Ennan Zhai</dc:creator>
    <meta:generator>OpenOffice/4.0.1$Unix OpenOffice.org_project/401m5$Build-9714</meta:generator>
    <meta:document-statistic meta:object-count="52"/>
  </office:meta>
</office:document-meta>
</file>